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E000003B123F0F4409249C826.jpg" manifest:media-type="image/jpeg"/>
  <manifest:file-entry manifest:full-path="Pictures/10000000000002EE000003C0C4539E29A848DE5F.jpg" manifest:media-type="image/jpeg"/>
  <manifest:file-entry manifest:full-path="Pictures/10000000000002EE000003C67A1DCDCB7AEFBF3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9.843cm" svg:height="25.558cm" svg:x="0cm" svg:y="0cm">
          <draw:image xlink:href="Pictures/10000000000002EE000003C67A1DCDCB7AEFBF3E.jpg" xlink:type="simple" xlink:show="embed" xlink:actuate="onLoad" draw:mime-type="image/jpeg">
            <text:p/>
          </draw:image>
        </draw:frame>
        <draw:frame draw:style-name="gr2" draw:text-style-name="P2" draw:layer="layout" svg:width="1.775cm" svg:height="0.937cm" svg:x="1.975cm" svg:y="5.063cm">
          <draw:text-box>
            <text:p>AB</text:p>
          </draw:text-box>
        </draw:frame>
        <draw:frame draw:style-name="gr2" draw:text-style-name="P2" draw:layer="layout" svg:width="1.775cm" svg:height="0.937cm" svg:x="2cm" svg:y="8.25cm">
          <draw:text-box>
            <text:p>AB</text:p>
          </draw:text-box>
        </draw:frame>
        <draw:frame draw:style-name="gr2" draw:text-style-name="P2" draw:layer="layout" svg:width="1.775cm" svg:height="0.937cm" svg:x="1.975cm" svg:y="11cm">
          <draw:text-box>
            <text:p>AB</text:p>
          </draw:text-box>
        </draw:frame>
      </draw:page>
      <draw:page draw:name="page2" draw:style-name="dp1" draw:master-page-name="master-page9">
        <draw:frame draw:style-name="gr1" draw:text-style-name="P1" draw:layer="layout" svg:width="19.843cm" svg:height="25.399cm" svg:x="0cm" svg:y="0cm">
          <draw:image xlink:href="Pictures/10000000000002EE000003C0C4539E29A848DE5F.jpg" xlink:type="simple" xlink:show="embed" xlink:actuate="onLoad" draw:mime-type="image/jpeg">
            <text:p/>
          </draw:image>
        </draw:frame>
      </draw:page>
      <draw:page draw:name="page3" draw:style-name="dp1" draw:master-page-name="master-page12">
        <draw:frame draw:style-name="gr1" draw:text-style-name="P1" draw:layer="layout" svg:width="19.843cm" svg:height="25.002cm" svg:x="0cm" svg:y="0cm">
          <draw:image xlink:href="Pictures/10000000000002EE000003B123F0F4409249C82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19.843cm" fo:page-height="25.5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2" style:page-layout-name="PM0" draw:style-name="Mdp1"/>
    <style:master-page style:name="master-page9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5-01-19T02:02:46.787698371</dc:date>
    <meta:editing-duration>PT2M4S</meta:editing-duration>
    <meta:editing-cycles>1</meta:editing-cycles>
    <meta:document-statistic meta:object-count="6"/>
    <meta:generator>LibreOffice/7.3.7.2$Linux_X86_64 LibreOffice_project/30$Build-2</meta:generator>
  </office:meta>
</office:document-meta>
</file>